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5.2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24cm" svg:x="0cm" svg:y="0cm" presentation:class="subtitle" presentation:user-transformed="true">
          <draw:text-box>
            <text:p>ATHIRA RAJEEV</text:p>
            <text:p>College: Vishwakarma Government Engineering College</text:p>
            <text:p>Branch: Electronics and Communication</text:p>
            <text:p>Department: Softwar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MY WORK FROM BASIC TRAINING TO TILL NOW</text:p>
          </draw:text-box>
        </draw:frame>
        <draw:frame presentation:style-name="pr4" draw:text-style-name="P2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 text:style-name="P3"><text:span text:style-name="T1">Designed and conducted a structured syllabus </text:span><text:span text:style-name="T1">in software for basic and advance </text:span>training.</text:p>
              </text:list-item>
              <text:list-item>
                <text:p>Worked on ros2 and simulation for robotics systems to improve localization accuracy.</text:p>
              </text:list-item>
              <text:list-item>
                <text:p>Guided and distribute the existing team to excel in control systems, image processing (Object Detection), docker and micro-processor interfa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MY ROLE IN TEAM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ftware Hea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2" draw:layer="layout" svg:width="25.199cm" svg:height="2.629cm" svg:x="1.4cm" svg:y="0.628cm" presentation:class="title">
          <draw:text-box>
            <text:p>END GOAL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 develop efficient and reliable robots with precise localization, mechanisms </text:span>accuracy, and easy-to-implement debugging solutions for on-field gameplay of the desired task.</text:p>
              </text:list-item>
              <text:list-item>
                <text:p>Make sure that developments and improvements are consistently made for the overall improvement in efficiency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5T15:49:01.382495015</meta:creation-date>
    <dc:date>2025-03-16T06:43:10.276297397</dc:date>
    <meta:editing-duration>PT11H11M55S</meta:editing-duration>
    <meta:editing-cycles>2</meta:editing-cycles>
    <meta:generator>LibreOffice/7.3.7.2$Linux_X86_64 LibreOffice_project/30$Build-2</meta:generator>
    <meta:document-statistic meta:object-count="36"/>
  </office:meta>
</office:document-meta>
</file>